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table:align="margins"/>
    </style:style>
    <style:style style:name="Table1.A" style:family="table-column">
      <style:table-column-properties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38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table:align="margins"/>
    </style:style>
    <style:style style:name="Table3.A" style:family="table-column">
      <style:table-column-properties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table:align="margins"/>
    </style:style>
    <style:style style:name="Table4.A" style:family="table-column">
      <style:table-column-properties style:rel-column-width="16383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32767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table:align="margins"/>
    </style:style>
    <style:style style:name="Table6.A" style:family="table-column">
      <style:table-column-properties style:rel-column-width="16383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D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table:align="margins"/>
    </style:style>
    <style:style style:name="Table7.A" style:family="table-column">
      <style:table-column-properties style:rel-column-width="32767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table:align="margins"/>
    </style:style>
    <style:style style:name="Table8.A" style:family="table-column">
      <style:table-column-properties style:rel-column-width="32767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table:align="margins"/>
    </style:style>
    <style:style style:name="Table9.A" style:family="table-column">
      <style:table-column-properties style:rel-column-width="21845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able_20_Heading">
      <style:paragraph-properties fo:text-align="left" style:justify-single-word="false"/>
    </style:style>
    <style:style style:name="P10" style:family="paragraph" style:parent-style-name="Table_20_Contents">
      <style:paragraph-properties fo:text-align="left" style:justify-single-word="false"/>
    </style:style>
    <style:style style:name="P11" style:family="paragraph" style:parent-style-name="Preformatted_20_Text">
      <style:paragraph-properties fo:margin-top="0cm" fo:margin-bottom="0.499cm" style:contextual-spacing="false"/>
    </style:style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Preformatted_20_Text" style:list-style-name="L11">
      <style:paragraph-properties fo:margin-top="0cm" fo:margin-bottom="0.499cm" style:contextual-spacing="false"/>
    </style:style>
    <style:style style:name="P16" style:family="paragraph" style:parent-style-name="Text_20_body" style:list-style-name="L12"/>
    <style:style style:name="T1" style:family="text">
      <style:text-properties fo:font-weight="bold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weight="bold"/>
    </style:style>
    <style:style style:name="T4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 — Módulo de Clientes CRM</text:h>
      <text:p text:style-name="Text_20_body"><text:span text:style-name="T1">Fecha:</text:span> 11/05/2026 <text:span text:style-name="T1">Estado:</text:span> PENDIENTE DE DESARROLLO <text:span text:style-name="T1">Sprint:</text:span> 2 <text:span text:style-name="T1">Autor:</text:span> Analista de Negocio <text:span text:style-name="T1">Revisado por:</text:span> Pendiente</text:p>
      <text:p text:style-name="Horizontal_20_Line"/>
      <text:h text:style-name="Heading_20_2" text:outline-level="2">1. Descripción general</text:h>
      <text:p text:style-name="Text_20_body">El Módulo de Clientes es el núcleo del CRM. Permite gestionar el catálogo de empresas u organizaciones que son clientes de la compañía. Cada registro representa a una empresa/organización con sus datos de identificación fiscal, de contacto y operativos.</text:p>
      <text:p text:style-name="Text_20_body"><text:span text:style-name="T1">Objetivo principal:</text:span> centralizar la información de clientes para que el equipo comercial pueda consultarla, crearla y mantenerla actualizada desde la aplicación, con trazabilidad completa de los cambios.</text:p>
      <text:p text:style-name="Text_20_body"><text:span text:style-name="T1">Principio de eliminación lógica:</text:span> ningún cliente se elimina físicamente de la base de datos. Los registros se desactivan (estado <text:span text:style-name="T2">INACTIVO</text:span>) para conservar el historial y la integridad referencial con futuras entidades (contratos, oportunidades, contactos).</text:p>
      <text:p text:style-name="Text_20_body"><text:span text:style-name="T1">Alcance del sprint 2:</text:span></text:p>
      <text:list text:style-name="L1">
        <text:list-item>
          <text:p text:style-name="P1">CRUD completo de clientes (sin eliminación física).</text:p>
        </text:list-item>
        <text:list-item>
          <text:p text:style-name="P1">Búsqueda y filtrado por nombre, RFC/NIT, industria y estado.</text:p>
        </text:list-item>
        <text:list-item>
          <text:p text:style-name="P1">Control de acceso por rol: ADMIN puede operar, REGULAR solo puede consultar.</text:p>
        </text:list-item>
        <text:list-item>
          <text:p text:style-name="P1">Registro automático en la tabla de auditoría <text:span text:style-name="T2">BRM_CONFIG.AUD_AUDITORIA</text:span> en cada operación de escritura.</text:p>
        </text:list-item>
      </text:list>
      <text:p text:style-name="Horizontal_20_Line"/>
      <text:h text:style-name="Heading_20_2" text:outline-level="2">2. Historias de usuario</text:h>
      <text:h text:style-name="Heading_20_3" text:outline-level="3">HU-CLI-01 — Crear cliente (ADMIN)</text:h>
      <text:p text:style-name="Text_20_body"><text:span text:style-name="T1">Como</text:span> usuario ADMIN, <text:span text:style-name="T1">quiero</text:span> registrar una nueva empresa cliente en el CRM, <text:span text:style-name="T1">para</text:span> tener su información disponible para el equipo comercial.</text:p>
      <text:p text:style-name="Text_20_body"><text:span text:style-name="T1">Puntos de historia:</text:span> 3</text:p>
      <text:p text:style-name="Horizontal_20_Line"/>
      <text:h text:style-name="Heading_20_3" text:outline-level="3">HU-CLI-02 — Listar clientes (ADMIN / REGULAR)</text:h>
      <text:p text:style-name="Text_20_body"><text:span text:style-name="T1">Como</text:span> usuario autenticado (ADMIN o REGULAR), <text:span text:style-name="T1">quiero</text:span> ver la lista paginada de todos los clientes activos e inactivos, <text:span text:style-name="T1">para</text:span> conocer el catálogo de empresas gestionadas por la compañía.</text:p>
      <text:p text:style-name="Text_20_body"><text:span text:style-name="T1">Puntos de historia:</text:span> 2</text:p>
      <text:p text:style-name="Horizontal_20_Line"/>
      <text:h text:style-name="Heading_20_3" text:outline-level="3">HU-CLI-03 — Buscar y filtrar clientes (ADMIN / REGULAR)</text:h>
      <text:p text:style-name="Text_20_body"><text:span text:style-name="T1">Como</text:span> usuario autenticado, <text:span text:style-name="T1">quiero</text:span> buscar clientes por razón social, RFC/NIT, industria o estado, <text:span text:style-name="T1">para</text:span> localizar rápidamente un cliente concreto sin recorrer toda la lista.</text:p>
      <text:p text:style-name="Text_20_body"><text:span text:style-name="T1">Puntos de historia:</text:span> 2</text:p>
      <text:p text:style-name="Horizontal_20_Line"/>
      <text:h text:style-name="Heading_20_3" text:outline-level="3">HU-CLI-04 — Ver detalle de cliente (ADMIN / REGULAR)</text:h>
      <text:p text:style-name="Text_20_body"><text:span text:style-name="T1">Como</text:span> usuario autenticado, <text:span text:style-name="T1">quiero</text:span> ver la ficha completa de un cliente, <text:span text:style-name="T1">para</text:span> consultar todos sus datos (fiscales, de contacto, estado, auditoría).</text:p>
      <text:p text:style-name="Text_20_body"><text:span text:style-name="T1">Puntos de historia:</text:span> 1</text:p>
      <text:p text:style-name="Horizontal_20_Line"/>
      <text:h text:style-name="Heading_20_3" text:outline-level="3">HU-CLI-05 — Editar cliente (ADMIN)</text:h>
      <text:p text:style-name="Text_20_body"><text:span text:style-name="T1">Como</text:span> usuario ADMIN, <text:span text:style-name="T1">quiero</text:span> modificar los datos de un cliente existente, <text:span text:style-name="T1">para</text:span> mantener la información actualizada ante cambios fiscales o de contacto.</text:p>
      <text:p text:style-name="Text_20_body"><text:span text:style-name="T1">Puntos de historia:</text:span> 3</text:p>
      <text:p text:style-name="Horizontal_20_Line"/>
      <text:h text:style-name="Heading_20_3" text:outline-level="3">HU-CLI-06 — Desactivar cliente (ADMIN)</text:h>
      <text:p text:style-name="Text_20_body"><text:span text:style-name="T1">Como</text:span> usuario ADMIN, <text:span text:style-name="T1">quiero</text:span> desactivar un cliente sin eliminarlo de la base de datos, <text:span text:style-name="T1">para</text:span> conservar el historial y evitar que aparezca en operaciones activas.</text:p>
      <text:p text:style-name="Text_20_body"><text:span text:style-name="T1">Puntos de historia:</text:span> 2</text:p>
      <text:p text:style-name="Horizontal_20_Line"/>
      <text:h text:style-name="Heading_20_3" text:outline-level="3">HU-CLI-07 — Reactivar cliente (ADMIN)</text:h>
      <text:p text:style-name="Text_20_body"><text:span text:style-name="T1">Como</text:span> usuario ADMIN, <text:span text:style-name="T1">quiero</text:span> reactivar un cliente previamente desactivado, <text:span text:style-name="T1">para</text:span> retomar la relación comercial sin perder los datos históricos.</text:p>
      <text:p text:style-name="Text_20_body"><text:span text:style-name="T1">Puntos de historia:</text:span> 1</text:p>
      <text:p text:style-name="Horizontal_20_Line"/>
      <text:h text:style-name="Heading_20_2" text:outline-level="2">3. Criterios de aceptación</text:h>
      <text:h text:style-name="Heading_20_3" text:outline-level="3">HU-CLI-01 — Crear cliente</text:h>
      <text:list text:style-name="L2">
        <text:list-item>
          <text:p text:style-name="P2"><loext:content-control loext:checkbox="true" loext:checked-state="☒" loext:unchecked-state="☐" loext:id="276858014">☐</loext:content-control> El formulario valida todos los campos obligatorios antes de enviar.</text:p>
        </text:list-item>
        <text:list-item>
          <text:p text:style-name="P2"><loext:content-control loext:checkbox="true" loext:checked-state="☒" loext:unchecked-state="☐" loext:id="1677067157">☐</loext:content-control> El RFC/NIT es único en la base de datos; si ya existe se rechaza con mensaje claro.</text:p>
        </text:list-item>
        <text:list-item>
          <text:p text:style-name="P2"><loext:content-control loext:checkbox="true" loext:checked-state="☒" loext:unchecked-state="☐" loext:id="566654797">☐</loext:content-control> Al crear exitosamente, el cliente queda en estado <text:span text:style-name="T2">ACTIVO</text:span>.</text:p>
        </text:list-item>
        <text:list-item>
          <text:p text:style-name="P2"><loext:content-control loext:checkbox="true" loext:checked-state="☒" loext:unchecked-state="☐" loext:id="1929165659">☐</loext:content-control> Se registra un evento <text:span text:style-name="T2">CREAR</text:span> en <text:span text:style-name="T2">BRM_CONFIG.AUD_AUDITORIA</text:span> con el actor (usuario ADMIN autenticado).</text:p>
        </text:list-item>
        <text:list-item>
          <text:p text:style-name="P2"><loext:content-control loext:checkbox="true" loext:checked-state="☒" loext:unchecked-state="☐" loext:id="1564293081">☐</loext:content-control> La respuesta HTTP es <text:span text:style-name="T2">201 Created</text:span> con el objeto cliente creado.</text:p>
        </text:list-item>
        <text:list-item>
          <text:p text:style-name="P2"><loext:content-control loext:checkbox="true" loext:checked-state="☒" loext:unchecked-state="☐" loext:id="369356191">☐</loext:content-control> Un usuario REGULAR recibe <text:span text:style-name="T2">403 Forbidden</text:span> si intenta usar este endpoint.</text:p>
        </text:list-item>
      </text:list>
      <text:h text:style-name="Heading_20_3" text:outline-level="3" text:is-list-header="true">HU-CLI-02 — Listar clientes</text:h>
      <text:list text:style-name="L3">
        <text:list-item>
          <text:p text:style-name="P3"><loext:content-control loext:checkbox="true" loext:checked-state="☒" loext:unchecked-state="☐" loext:id="643858530">☐</loext:content-control> La lista es paginada (tamaño de página configurable; valor por defecto en <text:span text:style-name="T2">BRM_CONFIG.CFG_CONFIG</text:span>).</text:p>
        </text:list-item>
        <text:list-item>
          <text:p text:style-name="P3"><loext:content-control loext:checkbox="true" loext:checked-state="☒" loext:unchecked-state="☐" loext:id="1590325311">☐</loext:content-control> Por defecto se muestran clientes <text:span text:style-name="T2">ACTIVO</text:span> primero, ordenados por <text:span text:style-name="T2">RAZON_SOCIAL</text:span> ascendente.</text:p>
        </text:list-item>
        <text:list-item>
          <text:p text:style-name="P3"><loext:content-control loext:checkbox="true" loext:checked-state="☒" loext:unchecked-state="☐" loext:id="356964717">☐</loext:content-control> Un usuario REGULAR puede acceder a este listado.</text:p>
        </text:list-item>
        <text:list-item>
          <text:p text:style-name="P3"><loext:content-control loext:checkbox="true" loext:checked-state="☒" loext:unchecked-state="☐" loext:id="531637512">☐</loext:content-control> La respuesta incluye metadatos de paginación (página actual, total de páginas, total de registros).</text:p>
        </text:list-item>
      </text:list>
      <text:h text:style-name="Heading_20_3" text:outline-level="3" text:is-list-header="true">HU-CLI-03 — Buscar y filtrar</text:h>
      <text:list text:style-name="L4">
        <text:list-item>
          <text:p text:style-name="P4"><loext:content-control loext:checkbox="true" loext:checked-state="☒" loext:unchecked-state="☐" loext:id="1786023688">☐</loext:content-control> El filtro por <text:span text:style-name="T2">RAZON_SOCIAL</text:span> es insensible a mayúsculas/minúsculas y acepta búsqueda parcial.</text:p>
        </text:list-item>
        <text:list-item>
          <text:p text:style-name="P4"><loext:content-control loext:checkbox="true" loext:checked-state="☒" loext:unchecked-state="☐" loext:id="1566558051">☐</loext:content-control> Se puede combinar más de un filtro a la vez.</text:p>
        </text:list-item>
        <text:list-item>
          <text:p text:style-name="P4"><loext:content-control loext:checkbox="true" loext:checked-state="☒" loext:unchecked-state="☐" loext:id="1221673833">☐</loext:content-control> Si no hay resultados, la API devuelve <text:span text:style-name="T2">200 OK</text:span> con lista vacía (no <text:span text:style-name="T2">404</text:span>).</text:p>
        </text:list-item>
      </text:list>
      <text:h text:style-name="Heading_20_3" text:outline-level="3" text:is-list-header="true">HU-CLI-04 — Ver detalle</text:h>
      <text:list text:style-name="L5">
        <text:list-item>
          <text:p text:style-name="P5"><loext:content-control loext:checkbox="true" loext:checked-state="☒" loext:unchecked-state="☐" loext:id="1596554671">☐</loext:content-control> Si el ID no existe, la API devuelve <text:span text:style-name="T2">404 Not Found</text:span>.</text:p>
        </text:list-item>
        <text:list-item>
          <text:p text:style-name="P5"><loext:content-control loext:checkbox="true" loext:checked-state="☒" loext:unchecked-state="☐" loext:id="813323603">☐</loext:content-control> Se muestran todos los campos incluyendo <text:span text:style-name="T2">FECHA_CREACION</text:span>, <text:span text:style-name="T2">FECHA_MODIFICACION</text:span> y <text:span text:style-name="T2">USUARIO_CREACION</text:span>.</text:p>
        </text:list-item>
      </text:list>
      <text:h text:style-name="Heading_20_3" text:outline-level="3" text:is-list-header="true">HU-CLI-05 — Editar cliente</text:h>
      <text:list text:style-name="L6">
        <text:list-item>
          <text:p text:style-name="P6"><loext:content-control loext:checkbox="true" loext:checked-state="☒" loext:unchecked-state="☐" loext:id="967919270">☐</loext:content-control> No se puede editar el RFC/NIT a uno que ya existe en otro registro.</text:p>
        </text:list-item>
        <text:list-item>
          <text:p text:style-name="P6"><loext:content-control loext:checkbox="true" loext:checked-state="☒" loext:unchecked-state="☐" loext:id="1166307912">☐</loext:content-control> El campo <text:span text:style-name="T2">FECHA_MODIFICACION</text:span> se actualiza automáticamente.</text:p>
        </text:list-item>
        <text:list-item>
          <text:p text:style-name="P6"><loext:content-control loext:checkbox="true" loext:checked-state="☒" loext:unchecked-state="☐" loext:id="1542865908">☐</loext:content-control> Se registra un evento <text:span text:style-name="T2">MODIFICAR</text:span> en auditoría con los valores anteriores y posteriores.</text:p>
        </text:list-item>
        <text:list-item>
          <text:p text:style-name="P6"><loext:content-control loext:checkbox="true" loext:checked-state="☒" loext:unchecked-state="☐" loext:id="1578101808">☐</loext:content-control> La respuesta HTTP es <text:span text:style-name="T2">200 OK</text:span> con el objeto actualizado.</text:p>
        </text:list-item>
      </text:list>
      <text:h text:style-name="Heading_20_3" text:outline-level="3" text:is-list-header="true">HU-CLI-06 — Desactivar cliente</text:h>
      <text:list text:style-name="L7">
        <text:list-item>
          <text:p text:style-name="P7"><loext:content-control loext:checkbox="true" loext:checked-state="☒" loext:unchecked-state="☐" loext:id="1165447824">☐</loext:content-control> Solo cambia <text:span text:style-name="T2">ESTADO</text:span> de <text:span text:style-name="T2">ACTIVO</text:span> a <text:span text:style-name="T2">INACTIVO</text:span>; no borra el registro.</text:p>
        </text:list-item>
        <text:list-item>
          <text:p text:style-name="P7"><loext:content-control loext:checkbox="true" loext:checked-state="☒" loext:unchecked-state="☐" loext:id="1359134166">☐</loext:content-control> Un cliente ya <text:span text:style-name="T2">INACTIVO</text:span> no puede volver a desactivarse (devuelve <text:span text:style-name="T2">409 Conflict</text:span>).</text:p>
        </text:list-item>
        <text:list-item>
          <text:p text:style-name="P7"><loext:content-control loext:checkbox="true" loext:checked-state="☒" loext:unchecked-state="☐" loext:id="786582545">☐</loext:content-control> Se registra un evento <text:span text:style-name="T2">DESACTIVAR</text:span> en auditoría.</text:p>
        </text:list-item>
      </text:list>
      <text:h text:style-name="Heading_20_3" text:outline-level="3" text:is-list-header="true">HU-CLI-07 — Reactivar cliente</text:h>
      <text:list text:style-name="L8">
        <text:list-item>
          <text:p text:style-name="P8"><loext:content-control loext:checkbox="true" loext:checked-state="☒" loext:unchecked-state="☐" loext:id="56561187">☐</loext:content-control> Solo cambia <text:span text:style-name="T2">ESTADO</text:span> de <text:span text:style-name="T2">INACTIVO</text:span> a <text:span text:style-name="T2">ACTIVO</text:span>.</text:p>
        </text:list-item>
        <text:list-item>
          <text:p text:style-name="P8"><loext:content-control loext:checkbox="true" loext:checked-state="☒" loext:unchecked-state="☐" loext:id="1765221988">☐</loext:content-control> Se registra un evento <text:span text:style-name="T2">REACTIVAR</text:span> en auditoría.</text:p>
        </text:list-item>
      </text:list>
      <text:p text:style-name="Horizontal_20_Line"/>
      <text:h text:style-name="Heading_20_2" text:outline-level="2">4. Reglas de negocio</text:h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9">ID</text:p>
            </table:table-cell>
            <table:table-cell table:style-name="Table1.B1" office:value-type="string">
              <text:p text:style-name="P9">Regla</text:p>
            </table:table-cell>
          </table:table-row>
        </table:table-header-rows>
        <table:table-row>
          <table:table-cell table:style-name="Table1.A2" office:value-type="string">
            <text:p text:style-name="P10">RN-CLI-01</text:p>
          </table:table-cell>
          <table:table-cell table:style-name="Table1.B2" office:value-type="string">
            <text:p text:style-name="P10">El RFC/NIT es el identificador fiscal único del cliente; no puede repetirse en la tabla.</text:p>
          </table:table-cell>
        </table:table-row>
        <table:table-row>
          <table:table-cell table:style-name="Table1.A2" office:value-type="string">
            <text:p text:style-name="P10">RN-CLI-02</text:p>
          </table:table-cell>
          <table:table-cell table:style-name="Table1.B2" office:value-type="string">
            <text:p text:style-name="Table_20_Contents">Los clientes nunca se eliminan físicamente; solo se desactivan (<text:span text:style-name="T2">ESTADO = 'INACTIVO'</text:span>).</text:p>
          </table:table-cell>
        </table:table-row>
        <table:table-row>
          <table:table-cell table:style-name="Table1.A2" office:value-type="string">
            <text:p text:style-name="P10">RN-CLI-03</text:p>
          </table:table-cell>
          <table:table-cell table:style-name="Table1.B2" office:value-type="string">
            <text:p text:style-name="Table_20_Contents">Solo usuarios con rol <text:span text:style-name="T2">ADMIN</text:span> pueden crear, editar, desactivar o reactivar clientes.</text:p>
          </table:table-cell>
        </table:table-row>
        <table:table-row>
          <table:table-cell table:style-name="Table1.A2" office:value-type="string">
            <text:p text:style-name="P10">RN-CLI-04</text:p>
          </table:table-cell>
          <table:table-cell table:style-name="Table1.B2" office:value-type="string">
            <text:p text:style-name="Table_20_Contents">Usuarios con rol <text:span text:style-name="T2">REGULAR</text:span> solo pueden leer (listar, buscar, ver detalle).</text:p>
          </table:table-cell>
        </table:table-row>
        <table:table-row>
          <table:table-cell table:style-name="Table1.A2" office:value-type="string">
            <text:p text:style-name="P10">RN-CLI-05</text:p>
          </table:table-cell>
          <table:table-cell table:style-name="Table1.B2" office:value-type="string">
            <text:p text:style-name="Table_20_Contents">Toda operación de escritura (crear, editar, desactivar, reactivar) debe registrarse en <text:span text:style-name="T2">BRM_CONFIG.AUD_AUDITORIA</text:span>.</text:p>
          </table:table-cell>
        </table:table-row>
        <table:table-row>
          <table:table-cell table:style-name="Table1.A2" office:value-type="string">
            <text:p text:style-name="P10">RN-CLI-06</text:p>
          </table:table-cell>
          <table:table-cell table:style-name="Table1.B2" office:value-type="string">
            <text:p text:style-name="Table_20_Contents">El campo <text:span text:style-name="T2">ESTADO</text:span> solo admite los valores <text:span text:style-name="T2">'ACTIVO'</text:span> o <text:span text:style-name="T2">'INACTIVO'</text:span>.</text:p>
          </table:table-cell>
        </table:table-row>
        <table:table-row>
          <table:table-cell table:style-name="Table1.A2" office:value-type="string">
            <text:p text:style-name="P10">RN-CLI-07</text:p>
          </table:table-cell>
          <table:table-cell table:style-name="Table1.B2" office:value-type="string">
            <text:p text:style-name="Table_20_Contents">El campo <text:span text:style-name="T2">INDUSTRIA</text:span> debe validarse contra un catálogo cerrado (ver sección 5).</text:p>
          </table:table-cell>
        </table:table-row>
        <table:table-row>
          <table:table-cell table:style-name="Table1.A2" office:value-type="string">
            <text:p text:style-name="P10">RN-CLI-08</text:p>
          </table:table-cell>
          <table:table-cell table:style-name="Table1.B2" office:value-type="string">
            <text:p text:style-name="P10">El correo electrónico del cliente debe tener formato válido (RFC 5321).</text:p>
          </table:table-cell>
        </table:table-row>
        <table:table-row>
          <table:table-cell table:style-name="Table1.A2" office:value-type="string">
            <text:p text:style-name="P10">RN-CLI-09</text:p>
          </table:table-cell>
          <table:table-cell table:style-name="Table1.B2" office:value-type="string">
            <text:p text:style-name="Table_20_Contents">El teléfono solo admite dígitos, espacios, guiones y el prefijo <text:span text:style-name="T2">+</text:span>; longitud mínima 7 dígitos.</text:p>
          </table:table-cell>
        </table:table-row>
        <table:table-row>
          <table:table-cell table:style-name="Table1.A2" office:value-type="string">
            <text:p text:style-name="P10">RN-CLI-10</text:p>
          </table:table-cell>
          <table:table-cell table:style-name="Table1.B2" office:value-type="string">
            <text:p text:style-name="Table_20_Contents"><text:span text:style-name="T2">FECHA_CREACION</text:span> y <text:span text:style-name="T2">USUARIO_CREACION</text:span> son inmutables una vez insertados.</text:p>
          </table:table-cell>
        </table:table-row>
        <table:table-row>
          <table:table-cell table:style-name="Table1.A2" office:value-type="string">
            <text:p text:style-name="P10">RN-CLI-11</text:p>
          </table:table-cell>
          <table:table-cell table:style-name="Table1.B2" office:value-type="string">
            <text:p text:style-name="Table_20_Contents">El tamaño de página por defecto se lee de <text:span text:style-name="T2">BRM_CONFIG.CFG_CONFIG</text:span> (clave <text:span text:style-name="T2">CLIENTES_PAGE_SIZE</text:span>, grupo <text:span text:style-name="T2">CLIENTES</text:span>).</text:p>
          </table:table-cell>
        </table:table-row>
        <table:table-row>
          <table:table-cell table:style-name="Table1.A2" office:value-type="string">
            <text:p text:style-name="P10">RN-CLI-12</text:p>
          </table:table-cell>
          <table:table-cell table:style-name="Table1.B2" office:value-type="string">
            <text:p text:style-name="P10">Los clientes inactivos son visibles en búsquedas pero se distinguen visualmente del resto.</text:p>
          </table:table-cell>
        </table:table-row>
      </table:table>
      <text:p text:style-name="Text_20_body"/>
      <text:p text:style-name="Horizontal_20_Line"/>
      <text:h text:style-name="Heading_20_2" text:outline-level="2">5. Modelo de datos</text:h>
      <text:h text:style-name="Heading_20_3" text:outline-level="3">Tabla <text:span text:style-name="T2">dbo.CRM_CLIENTES</text:span></text:h>
      <text:p text:style-name="P11">CREATE TABLE dbo.CRM_CLIENTES (<text:line-break/> <text:s text:c="3"/>ID <text:s text:c="14"/>BIGINT <text:s text:c="9"/>IDENTITY(1,1) <text:s text:c="2"/>NOT NULL,<text:line-break/> <text:s text:c="3"/>RAZON_SOCIAL <text:s text:c="4"/>NVARCHAR(200) <text:s text:c="18"/>NOT NULL,<text:line-break/> <text:s text:c="3"/>RFC_NIT <text:s text:c="9"/>NVARCHAR(20) <text:s text:c="19"/>NOT NULL,<text:line-break/> <text:s text:c="3"/>INDUSTRIA <text:s text:c="7"/>NVARCHAR(60) <text:s text:c="19"/>NOT NULL,<text:line-break/> <text:s text:c="3"/>TELEFONO <text:s text:c="8"/>NVARCHAR(30) <text:s text:c="23"/>NULL,<text:line-break/> <text:s text:c="3"/>EMAIL <text:s text:c="11"/>NVARCHAR(150) <text:s text:c="22"/>NULL,<text:line-break/> <text:s text:c="3"/>DIRECCION <text:s text:c="7"/>NVARCHAR(300) <text:s text:c="22"/>NULL,<text:line-break/> <text:s text:c="3"/>CIUDAD <text:s text:c="10"/>NVARCHAR(100) <text:s text:c="22"/>NULL,<text:line-break/> <text:s text:c="3"/>PAIS <text:s text:c="12"/>NVARCHAR(100) <text:s text:c="2"/>DEFAULT 'Mexico' <text:s text:c="3"/>NULL,<text:line-break/> <text:s text:c="3"/>SITIO_WEB <text:s text:c="7"/>NVARCHAR(200) <text:s text:c="22"/>NULL,<text:line-break/> <text:s text:c="3"/>ESTADO <text:s text:c="10"/>NVARCHAR(10) <text:s text:c="3"/>DEFAULT 'ACTIVO' NOT NULL,<text:line-break/> <text:s text:c="3"/>FECHA_CREACION <text:s text:c="2"/>DATETIME2(0) <text:s text:c="3"/>DEFAULT GETDATE() NOT NULL,<text:line-break/> <text:s text:c="3"/>FECHA_MODIFICACION DATETIME2(0) <text:s text:c="20"/>NULL,<text:line-break/> <text:s text:c="3"/>USUARIO_CREACION NVARCHAR(100) <text:s text:c="18"/>NOT NULL,<text:line-break/><text:line-break/> <text:s text:c="3"/>CONSTRAINT PK_CRM_CLIENTES <text:s text:c="8"/>PRIMARY KEY (ID),<text:line-break/> <text:s text:c="3"/>CONSTRAINT UQ_CRM_CLIENTES_RFC_NIT UNIQUE <text:s text:c="5"/>(RFC_NIT),<text:line-break/> <text:s text:c="3"/>CONSTRAINT CK_CRM_CLIENTES_ESTADO <text:s/>CHECK <text:s text:c="6"/>(ESTADO IN ('ACTIVO','INACTIVO')),<text:line-break/> <text:s text:c="3"/>CONSTRAINT CK_CRM_CLIENTES_EMAIL <text:s text:c="2"/>CHECK <text:s text:c="6"/>(EMAIL IS NULL OR EMAIL LIKE '%_@__%.__%')<text:line-break/>);</text:p>
      <text:h text:style-name="Heading_20_4" text:outline-level="4">Descripción de columnas</text:h>
      <table:table table:name="Table2" table:style-name="Table2">
        <table:table-column table:style-name="Table2.A" table:number-columns-repeated="4"/>
        <table:table-header-rows>
          <table:table-row>
            <table:table-cell table:style-name="Table2.A1" office:value-type="string">
              <text:p text:style-name="P9">Columna</text:p>
            </table:table-cell>
            <table:table-cell table:style-name="Table2.A1" office:value-type="string">
              <text:p text:style-name="P9">Tipo</text:p>
            </table:table-cell>
            <table:table-cell table:style-name="Table2.A1" office:value-type="string">
              <text:p text:style-name="P9">Nulo</text:p>
            </table:table-cell>
            <table:table-cell table:style-name="Table2.D1" office:value-type="string">
              <text:p text:style-name="P9">Descripción</text:p>
            </table:table-cell>
          </table:table-row>
        </table:table-header-rows>
        <table:table-row>
          <table:table-cell table:style-name="Table2.A2" office:value-type="string">
            <text:p text:style-name="Table_20_Contents"><text:span text:style-name="T2">ID</text:span></text:p>
          </table:table-cell>
          <table:table-cell table:style-name="Table2.A2" office:value-type="string">
            <text:p text:style-name="P10">BIGINT IDENTITY</text:p>
          </table:table-cell>
          <table:table-cell table:style-name="Table2.A2" office:value-type="string">
            <text:p text:style-name="P10">NO</text:p>
          </table:table-cell>
          <table:table-cell table:style-name="Table2.D2" office:value-type="string">
            <text:p text:style-name="P10">Clave primaria auto-incremental.</text:p>
          </table:table-cell>
        </table:table-row>
        <table:table-row>
          <table:table-cell table:style-name="Table2.A2" office:value-type="string">
            <text:p text:style-name="Table_20_Contents"><text:span text:style-name="T2">RAZON_SOCIAL</text:span></text:p>
          </table:table-cell>
          <table:table-cell table:style-name="Table2.A2" office:value-type="string">
            <text:p text:style-name="P10">NVARCHAR(200)</text:p>
          </table:table-cell>
          <table:table-cell table:style-name="Table2.A2" office:value-type="string">
            <text:p text:style-name="P10">NO</text:p>
          </table:table-cell>
          <table:table-cell table:style-name="Table2.D2" office:value-type="string">
            <text:p text:style-name="P10">Nombre legal completo de la empresa.</text:p>
          </table:table-cell>
        </table:table-row>
        <table:table-row>
          <table:table-cell table:style-name="Table2.A2" office:value-type="string">
            <text:p text:style-name="Table_20_Contents"><text:span text:style-name="T2">RFC_NIT</text:span></text:p>
          </table:table-cell>
          <table:table-cell table:style-name="Table2.A2" office:value-type="string">
            <text:p text:style-name="P10">NVARCHAR(20)</text:p>
          </table:table-cell>
          <table:table-cell table:style-name="Table2.A2" office:value-type="string">
            <text:p text:style-name="P10">NO</text:p>
          </table:table-cell>
          <table:table-cell table:style-name="Table2.D2" office:value-type="string">
            <text:p text:style-name="P10">Identificador fiscal (RFC México / NIT Colombia u otros). Único en la tabla.</text:p>
          </table:table-cell>
        </table:table-row>
        <table:table-row>
          <table:table-cell table:style-name="Table2.A2" office:value-type="string">
            <text:p text:style-name="Table_20_Contents"><text:span text:style-name="T2">INDUSTRIA</text:span></text:p>
          </table:table-cell>
          <table:table-cell table:style-name="Table2.A2" office:value-type="string">
            <text:p text:style-name="P10">NVARCHAR(60)</text:p>
          </table:table-cell>
          <table:table-cell table:style-name="Table2.A2" office:value-type="string">
            <text:p text:style-name="P10">NO</text:p>
          </table:table-cell>
          <table:table-cell table:style-name="Table2.D2" office:value-type="string">
            <text:p text:style-name="Table_20_Contents">Sector económico. Valores permitidos (catálogo): <text:span text:style-name="T2">TECNOLOGIA</text:span>, <text:span text:style-name="T2">MANUFACTURA</text:span>, <text:span text:style-name="T2">RETAIL</text:span>, <text:span text:style-name="T2">SALUD</text:span>, <text:span text:style-name="T2">EDUCACION</text:span>, <text:span text:style-name="T2">FINANZAS</text:span>, <text:span text:style-name="T2">CONSULTORIA</text:span>, <text:span text:style-name="T2">LOGISTICA</text:span>, <text:span text:style-name="T2">CONSTRUCCION</text:span>, <text:span text:style-name="T2">OTRO</text:span>.</text:p>
          </table:table-cell>
        </table:table-row>
        <table:table-row>
          <table:table-cell table:style-name="Table2.A2" office:value-type="string">
            <text:p text:style-name="Table_20_Contents"><text:span text:style-name="T2">TELEFONO</text:span></text:p>
          </table:table-cell>
          <table:table-cell table:style-name="Table2.A2" office:value-type="string">
            <text:p text:style-name="P10">NVARCHAR(30)</text:p>
          </table:table-cell>
          <table:table-cell table:style-name="Table2.A2" office:value-type="string">
            <text:p text:style-name="P10">SI</text:p>
          </table:table-cell>
          <table:table-cell table:style-name="Table2.D2" office:value-type="string">
            <text:p text:style-name="P10">Teléfono principal de la empresa (incluye lada/prefijo).</text:p>
          </table:table-cell>
        </table:table-row>
        <table:table-row>
          <table:table-cell table:style-name="Table2.A2" office:value-type="string">
            <text:p text:style-name="Table_20_Contents"><text:span text:style-name="T2">EMAIL</text:span></text:p>
          </table:table-cell>
          <table:table-cell table:style-name="Table2.A2" office:value-type="string">
            <text:p text:style-name="P10">NVARCHAR(150)</text:p>
          </table:table-cell>
          <table:table-cell table:style-name="Table2.A2" office:value-type="string">
            <text:p text:style-name="P10">SI</text:p>
          </table:table-cell>
          <table:table-cell table:style-name="Table2.D2" office:value-type="string">
            <text:p text:style-name="P10">Correo electrónico de contacto principal.</text:p>
          </table:table-cell>
        </table:table-row>
        <table:table-row>
          <table:table-cell table:style-name="Table2.A2" office:value-type="string">
            <text:p text:style-name="Table_20_Contents"><text:span text:style-name="T2">DIRECCION</text:span></text:p>
          </table:table-cell>
          <table:table-cell table:style-name="Table2.A2" office:value-type="string">
            <text:p text:style-name="P10">NVARCHAR(300)</text:p>
          </table:table-cell>
          <table:table-cell table:style-name="Table2.A2" office:value-type="string">
            <text:p text:style-name="P10">SI</text:p>
          </table:table-cell>
          <table:table-cell table:style-name="Table2.D2" office:value-type="string">
            <text:p text:style-name="P10">Calle, número, colonia / barrio.</text:p>
          </table:table-cell>
        </table:table-row>
        <table:table-row>
          <table:table-cell table:style-name="Table2.A2" office:value-type="string">
            <text:p text:style-name="Table_20_Contents"><text:span text:style-name="T2">CIUDAD</text:span></text:p>
          </table:table-cell>
          <table:table-cell table:style-name="Table2.A2" office:value-type="string">
            <text:p text:style-name="P10">NVARCHAR(100)</text:p>
          </table:table-cell>
          <table:table-cell table:style-name="Table2.A2" office:value-type="string">
            <text:p text:style-name="P10">SI</text:p>
          </table:table-cell>
          <table:table-cell table:style-name="Table2.D2" office:value-type="string">
            <text:p text:style-name="P10">Ciudad o municipio.</text:p>
          </table:table-cell>
        </table:table-row>
        <table:table-row>
          <table:table-cell table:style-name="Table2.A2" office:value-type="string">
            <text:p text:style-name="Table_20_Contents"><text:span text:style-name="T2">PAIS</text:span></text:p>
          </table:table-cell>
          <table:table-cell table:style-name="Table2.A2" office:value-type="string">
            <text:p text:style-name="P10">NVARCHAR(100)</text:p>
          </table:table-cell>
          <table:table-cell table:style-name="Table2.A2" office:value-type="string">
            <text:p text:style-name="P10">SI</text:p>
          </table:table-cell>
          <table:table-cell table:style-name="Table2.D2" office:value-type="string">
            <text:p text:style-name="Table_20_Contents">País; por defecto <text:span text:style-name="T2">'Mexico'</text:span>.</text:p>
          </table:table-cell>
        </table:table-row>
        <table:table-row>
          <table:table-cell table:style-name="Table2.A2" office:value-type="string">
            <text:p text:style-name="Table_20_Contents"><text:span text:style-name="T2">SITIO_WEB</text:span></text:p>
          </table:table-cell>
          <table:table-cell table:style-name="Table2.A2" office:value-type="string">
            <text:p text:style-name="P10">NVARCHAR(200)</text:p>
          </table:table-cell>
          <table:table-cell table:style-name="Table2.A2" office:value-type="string">
            <text:p text:style-name="P10">SI</text:p>
          </table:table-cell>
          <table:table-cell table:style-name="Table2.D2" office:value-type="string">
            <text:p text:style-name="P10">URL del sitio web corporativo.</text:p>
          </table:table-cell>
        </table:table-row>
        <table:table-row>
          <table:table-cell table:style-name="Table2.A2" office:value-type="string">
            <text:p text:style-name="Table_20_Contents"><text:span text:style-name="T2">ESTADO</text:span></text:p>
          </table:table-cell>
          <table:table-cell table:style-name="Table2.A2" office:value-type="string">
            <text:p text:style-name="P10">NVARCHAR(10)</text:p>
          </table:table-cell>
          <table:table-cell table:style-name="Table2.A2" office:value-type="string">
            <text:p text:style-name="P10">NO</text:p>
          </table:table-cell>
          <table:table-cell table:style-name="Table2.D2" office:value-type="string">
            <text:p text:style-name="Table_20_Contents"><text:span text:style-name="T2">'ACTIVO'</text:span> (default) o <text:span text:style-name="T2">'INACTIVO'</text:span>.</text:p>
          </table:table-cell>
        </table:table-row>
        <table:table-row>
          <table:table-cell table:style-name="Table2.A2" office:value-type="string">
            <text:p text:style-name="Table_20_Contents"><text:span text:style-name="T2">FECHA_CREACION</text:span></text:p>
          </table:table-cell>
          <table:table-cell table:style-name="Table2.A2" office:value-type="string">
            <text:p text:style-name="P10">DATETIME2(0)</text:p>
          </table:table-cell>
          <table:table-cell table:style-name="Table2.A2" office:value-type="string">
            <text:p text:style-name="P10">NO</text:p>
          </table:table-cell>
          <table:table-cell table:style-name="Table2.D2" office:value-type="string">
            <text:p text:style-name="Table_20_Contents">Timestamp de inserción; valor por defecto <text:span text:style-name="T2">GETDATE()</text:span>. Inmutable.</text:p>
          </table:table-cell>
        </table:table-row>
        <table:table-row>
          <table:table-cell table:style-name="Table2.A2" office:value-type="string">
            <text:p text:style-name="Table_20_Contents"><text:span text:style-name="T2">FECHA_MODIFICACION</text:span></text:p>
          </table:table-cell>
          <table:table-cell table:style-name="Table2.A2" office:value-type="string">
            <text:p text:style-name="P10">DATETIME2(0)</text:p>
          </table:table-cell>
          <table:table-cell table:style-name="Table2.A2" office:value-type="string">
            <text:p text:style-name="P10">SI</text:p>
          </table:table-cell>
          <table:table-cell table:style-name="Table2.D2" office:value-type="string">
            <text:p text:style-name="Table_20_Contents">Timestamp de la última actualización. Se rellena en cada <text:span text:style-name="T2">UPDATE</text:span>.</text:p>
          </table:table-cell>
        </table:table-row>
        <table:table-row>
          <table:table-cell table:style-name="Table2.A2" office:value-type="string">
            <text:p text:style-name="Table_20_Contents"><text:span text:style-name="T2">USUARIO_CREACION</text:span></text:p>
          </table:table-cell>
          <table:table-cell table:style-name="Table2.A2" office:value-type="string">
            <text:p text:style-name="P10">NVARCHAR(100)</text:p>
          </table:table-cell>
          <table:table-cell table:style-name="Table2.A2" office:value-type="string">
            <text:p text:style-name="P10">NO</text:p>
          </table:table-cell>
          <table:table-cell table:style-name="Table2.D2" office:value-type="string">
            <text:p text:style-name="Table_20_Contents"><text:span text:style-name="T2">username</text:span> del usuario ADMIN que creó el registro. Inmutable.</text:p>
          </table:table-cell>
        </table:table-row>
      </table:table>
      <text:p text:style-name="Text_20_body"/>
      <text:h text:style-name="Heading_20_4" text:outline-level="4">Índices recomendados</text:h>
      <text:p text:style-name="P11">-- Búsqueda por nombre (búsqueda parcial frecuente)<text:line-break/>CREATE INDEX IX_CRM_CLIENTES_RAZON_SOCIAL ON dbo.CRM_CLIENTES (RAZON_SOCIAL);<text:line-break/><text:line-break/>-- Filtro por estado (columna discriminante de queries habituales)<text:line-break/>CREATE INDEX IX_CRM_CLIENTES_ESTADO ON dbo.CRM_CLIENTES (ESTADO);<text:line-break/><text:line-break/>-- Filtro por industria<text:line-break/>CREATE INDEX IX_CRM_CLIENTES_INDUSTRIA ON dbo.CRM_CLIENTES (INDUSTRIA);</text:p>
      <text:h text:style-name="Heading_20_4" text:outline-level="4">Configuración en <text:span text:style-name="T2">BRM_CONFIG.CFG_CONFIG</text:span></text:h>
      <text:p text:style-name="P11">INSERT INTO BRM_CONFIG.CFG_CONFIG (CFG_CONFIG_VAR, CFG_CONFIG_VALOR, CFG_CONFIG_GRUPO)<text:line-break/>VALUES ('CLIENTES_PAGE_SIZE', '20', 'CLIENTES');</text:p>
      <text:p text:style-name="Horizontal_20_Line"/>
      <text:h text:style-name="Heading_20_2" text:outline-level="2">6. Impacto en el sistema</text:h>
      <text:h text:style-name="Heading_20_3" text:outline-level="3">Backend</text:h>
      <text:p text:style-name="Text_20_body"><text:span text:style-name="T1">Nuevas clases a crear</text:span> (paquete <text:span text:style-name="T2">com.sergio.login</text:span>):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9">Clase</text:p>
            </table:table-cell>
            <table:table-cell table:style-name="Table3.A1" office:value-type="string">
              <text:p text:style-name="P9">Tipo</text:p>
            </table:table-cell>
            <table:table-cell table:style-name="Table3.C1" office:value-type="string">
              <text:p text:style-name="P9">Descripción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T2">Cliente</text:span></text:p>
          </table:table-cell>
          <table:table-cell table:style-name="Table3.A2" office:value-type="string">
            <text:p text:style-name="Table_20_Contents"><text:span text:style-name="T2">@Entity</text:span></text:p>
          </table:table-cell>
          <table:table-cell table:style-name="Table3.C2" office:value-type="string">
            <text:p text:style-name="Table_20_Contents">Entidad JPA que mapea <text:span text:style-name="T2">dbo.CRM_CLIENTES</text:span>.</text:p>
          </table:table-cell>
        </table:table-row>
        <table:table-row>
          <table:table-cell table:style-name="Table3.A2" office:value-type="string">
            <text:p text:style-name="Table_20_Contents"><text:span text:style-name="T2">ClienteRepository</text:span></text:p>
          </table:table-cell>
          <table:table-cell table:style-name="Table3.A2" office:value-type="string">
            <text:p text:style-name="Table_20_Contents"><text:span text:style-name="T2">@Repository</text:span></text:p>
          </table:table-cell>
          <table:table-cell table:style-name="Table3.C2" office:value-type="string">
            <text:p text:style-name="Table_20_Contents">Extiende <text:span text:style-name="T2">JpaRepository&lt;Cliente, Long&gt;</text:span> con métodos de búsqueda paginada y filtros.</text:p>
          </table:table-cell>
        </table:table-row>
        <table:table-row>
          <table:table-cell table:style-name="Table3.A2" office:value-type="string">
            <text:p text:style-name="Table_20_Contents"><text:span text:style-name="T2">ClienteService</text:span></text:p>
          </table:table-cell>
          <table:table-cell table:style-name="Table3.A2" office:value-type="string">
            <text:p text:style-name="Table_20_Contents"><text:span text:style-name="T2">@Service</text:span></text:p>
          </table:table-cell>
          <table:table-cell table:style-name="Table3.C2" office:value-type="string">
            <text:p text:style-name="P10">Lógica de negocio: validar unicidad RFC/NIT, gestionar estado, invocar auditoría.</text:p>
          </table:table-cell>
        </table:table-row>
        <table:table-row>
          <table:table-cell table:style-name="Table3.A2" office:value-type="string">
            <text:p text:style-name="Table_20_Contents"><text:span text:style-name="T2">ClienteController</text:span></text:p>
          </table:table-cell>
          <table:table-cell table:style-name="Table3.A2" office:value-type="string">
            <text:p text:style-name="Table_20_Contents"><text:span text:style-name="T2">@RestController</text:span></text:p>
          </table:table-cell>
          <table:table-cell table:style-name="Table3.C2" office:value-type="string">
            <text:p text:style-name="Table_20_Contents">Endpoints REST bajo <text:span text:style-name="T2">/api/clientes</text:span>.</text:p>
          </table:table-cell>
        </table:table-row>
        <table:table-row>
          <table:table-cell table:style-name="Table3.A2" office:value-type="string">
            <text:p text:style-name="Table_20_Contents"><text:span text:style-name="T2">ClienteDTO</text:span></text:p>
          </table:table-cell>
          <table:table-cell table:style-name="Table3.A2" office:value-type="string">
            <text:p text:style-name="Table_20_Contents"><text:span text:style-name="T2">record</text:span></text:p>
          </table:table-cell>
          <table:table-cell table:style-name="Table3.C2" office:value-type="string">
            <text:p text:style-name="P10">Proyección plana para respuestas (excluye campos sensibles innecesarios).</text:p>
          </table:table-cell>
        </table:table-row>
        <table:table-row>
          <table:table-cell table:style-name="Table3.A2" office:value-type="string">
            <text:p text:style-name="Table_20_Contents"><text:span text:style-name="T2">ClienteCreateRequest</text:span></text:p>
          </table:table-cell>
          <table:table-cell table:style-name="Table3.A2" office:value-type="string">
            <text:p text:style-name="Table_20_Contents"><text:span text:style-name="T2">record</text:span></text:p>
          </table:table-cell>
          <table:table-cell table:style-name="Table3.C2" office:value-type="string">
            <text:p text:style-name="Table_20_Contents">Payload de entrada para creación/edición con validaciones <text:span text:style-name="T2">@NotBlank</text:span>, <text:span text:style-name="T2">@Email</text:span>.</text:p>
          </table:table-cell>
        </table:table-row>
      </table:table>
      <text:p text:style-name="Text_20_body"/>
      <text:p text:style-name="Text_20_body"><text:span text:style-name="T1">Endpoints REST nuevos:</text:span></text:p>
      <table:table table:name="Table4" table:style-name="Table4">
        <table:table-column table:style-name="Table4.A" table:number-columns-repeated="4"/>
        <table:table-header-rows>
          <table:table-row>
            <table:table-cell table:style-name="Table4.A1" office:value-type="string">
              <text:p text:style-name="P9">Método</text:p>
            </table:table-cell>
            <table:table-cell table:style-name="Table4.A1" office:value-type="string">
              <text:p text:style-name="P9">Endpoint</text:p>
            </table:table-cell>
            <table:table-cell table:style-name="Table4.A1" office:value-type="string">
              <text:p text:style-name="P9">Roles</text:p>
            </table:table-cell>
            <table:table-cell table:style-name="Table4.D1" office:value-type="string">
              <text:p text:style-name="P9">Descripción</text:p>
            </table:table-cell>
          </table:table-row>
        </table:table-header-rows>
        <table:table-row>
          <table:table-cell table:style-name="Table4.A2" office:value-type="string">
            <text:p text:style-name="Table_20_Contents"><text:span text:style-name="T2">GET</text:span></text:p>
          </table:table-cell>
          <table:table-cell table:style-name="Table4.A2" office:value-type="string">
            <text:p text:style-name="Table_20_Contents"><text:span text:style-name="T2">/api/clientes</text:span></text:p>
          </table:table-cell>
          <table:table-cell table:style-name="Table4.A2" office:value-type="string">
            <text:p text:style-name="P10">ADMIN, REGULAR</text:p>
          </table:table-cell>
          <table:table-cell table:style-name="Table4.D2" office:value-type="string">
            <text:p text:style-name="P10">Listar (paginado + filtros opcionales).</text:p>
          </table:table-cell>
        </table:table-row>
        <table:table-row>
          <table:table-cell table:style-name="Table4.A2" office:value-type="string">
            <text:p text:style-name="Table_20_Contents"><text:span text:style-name="T2">GET</text:span></text:p>
          </table:table-cell>
          <table:table-cell table:style-name="Table4.A2" office:value-type="string">
            <text:p text:style-name="Table_20_Contents"><text:span text:style-name="T2">/api/clientes/{id}</text:span></text:p>
          </table:table-cell>
          <table:table-cell table:style-name="Table4.A2" office:value-type="string">
            <text:p text:style-name="P10">ADMIN, REGULAR</text:p>
          </table:table-cell>
          <table:table-cell table:style-name="Table4.D2" office:value-type="string">
            <text:p text:style-name="P10">Ver detalle de un cliente.</text:p>
          </table:table-cell>
        </table:table-row>
        <table:table-row>
          <table:table-cell table:style-name="Table4.A2" office:value-type="string">
            <text:p text:style-name="Table_20_Contents"><text:span text:style-name="T2">POST</text:span></text:p>
          </table:table-cell>
          <table:table-cell table:style-name="Table4.A2" office:value-type="string">
            <text:p text:style-name="Table_20_Contents"><text:span text:style-name="T2">/api/clientes</text:span></text:p>
          </table:table-cell>
          <table:table-cell table:style-name="Table4.A2" office:value-type="string">
            <text:p text:style-name="P10">ADMIN</text:p>
          </table:table-cell>
          <table:table-cell table:style-name="Table4.D2" office:value-type="string">
            <text:p text:style-name="P10">Crear cliente.</text:p>
          </table:table-cell>
        </table:table-row>
        <table:table-row>
          <table:table-cell table:style-name="Table4.A2" office:value-type="string">
            <text:p text:style-name="Table_20_Contents"><text:span text:style-name="T2">PUT</text:span></text:p>
          </table:table-cell>
          <table:table-cell table:style-name="Table4.A2" office:value-type="string">
            <text:p text:style-name="Table_20_Contents"><text:span text:style-name="T2">/api/clientes/{id}</text:span></text:p>
          </table:table-cell>
          <table:table-cell table:style-name="Table4.A2" office:value-type="string">
            <text:p text:style-name="P10">ADMIN</text:p>
          </table:table-cell>
          <table:table-cell table:style-name="Table4.D2" office:value-type="string">
            <text:p text:style-name="P10">Editar cliente.</text:p>
          </table:table-cell>
        </table:table-row>
        <table:table-row>
          <table:table-cell table:style-name="Table4.A2" office:value-type="string">
            <text:p text:style-name="Table_20_Contents"><text:span text:style-name="T2">PATCH</text:span></text:p>
          </table:table-cell>
          <table:table-cell table:style-name="Table4.A2" office:value-type="string">
            <text:p text:style-name="Table_20_Contents"><text:span text:style-name="T2">/api/clientes/{id}/desactivar</text:span></text:p>
          </table:table-cell>
          <table:table-cell table:style-name="Table4.A2" office:value-type="string">
            <text:p text:style-name="P10">ADMIN</text:p>
          </table:table-cell>
          <table:table-cell table:style-name="Table4.D2" office:value-type="string">
            <text:p text:style-name="P10">Desactivar cliente (lógico).</text:p>
          </table:table-cell>
        </table:table-row>
        <table:table-row>
          <table:table-cell table:style-name="Table4.A2" office:value-type="string">
            <text:p text:style-name="Table_20_Contents"><text:span text:style-name="T2">PATCH</text:span></text:p>
          </table:table-cell>
          <table:table-cell table:style-name="Table4.A2" office:value-type="string">
            <text:p text:style-name="Table_20_Contents"><text:span text:style-name="T2">/api/clientes/{id}/reactivar</text:span></text:p>
          </table:table-cell>
          <table:table-cell table:style-name="Table4.A2" office:value-type="string">
            <text:p text:style-name="P10">ADMIN</text:p>
          </table:table-cell>
          <table:table-cell table:style-name="Table4.D2" office:value-type="string">
            <text:p text:style-name="P10">Reactivar cliente.</text:p>
          </table:table-cell>
        </table:table-row>
      </table:table>
      <text:p text:style-name="Text_20_body"/>
      <text:p text:style-name="Text_20_body"><text:span text:style-name="T1">Entidad de auditoría:</text:span> añadir <text:span text:style-name="T2">CLIENTE</text:span> al enum <text:span text:style-name="T2">EntidadAuditable</text:span> existente para que <text:span text:style-name="T2">AuditoriaService</text:span> lo reconozca.</text:p>
      <text:p text:style-name="Text_20_body"><text:span text:style-name="T1">Parámetro de paginación:</text:span> <text:span text:style-name="T2">ClienteService</text:span> debe leer <text:span text:style-name="T2">CLIENTES_PAGE_SIZE</text:span> de <text:span text:style-name="T2">ConfigService</text:span> (ya existente) para respetar el valor configurado en BD.</text:p>
      <text:h text:style-name="Heading_20_3" text:outline-level="3">Frontend</text:h>
      <text:p text:style-name="Text_20_body"><text:span text:style-name="T1">Nuevos componentes Angular:</text:span></text:p>
      <table:table table:name="Table5" table:style-name="Table5">
        <table:table-column table:style-name="Table5.A" table:number-columns-repeated="2"/>
        <table:table-header-rows>
          <table:table-row>
            <table:table-cell table:style-name="Table5.A1" office:value-type="string">
              <text:p text:style-name="P9">Componente / Archivo</text:p>
            </table:table-cell>
            <table:table-cell table:style-name="Table5.B1" office:value-type="string">
              <text:p text:style-name="P9">Descripción</text:p>
            </table:table-cell>
          </table:table-row>
        </table:table-header-rows>
        <table:table-row>
          <table:table-cell table:style-name="Table5.A2" office:value-type="string">
            <text:p text:style-name="Table_20_Contents"><text:span text:style-name="T2">clientes/clientes.component.ts</text:span></text:p>
          </table:table-cell>
          <table:table-cell table:style-name="Table5.B2" office:value-type="string">
            <text:p text:style-name="P10">Listado paginado con filtros y toolbar de acciones.</text:p>
          </table:table-cell>
        </table:table-row>
        <table:table-row>
          <table:table-cell table:style-name="Table5.A2" office:value-type="string">
            <text:p text:style-name="Table_20_Contents"><text:span text:style-name="T2">clientes/cliente-form.component.ts</text:span></text:p>
          </table:table-cell>
          <table:table-cell table:style-name="Table5.B2" office:value-type="string">
            <text:p text:style-name="P10">Formulario reactivo para creación y edición.</text:p>
          </table:table-cell>
        </table:table-row>
        <table:table-row>
          <table:table-cell table:style-name="Table5.A2" office:value-type="string">
            <text:p text:style-name="Table_20_Contents"><text:span text:style-name="T2">clientes/cliente-detail.component.ts</text:span></text:p>
          </table:table-cell>
          <table:table-cell table:style-name="Table5.B2" office:value-type="string">
            <text:p text:style-name="P10">Vista de solo lectura con ficha completa del cliente.</text:p>
          </table:table-cell>
        </table:table-row>
        <table:table-row>
          <table:table-cell table:style-name="Table5.A2" office:value-type="string">
            <text:p text:style-name="Table_20_Contents"><text:span text:style-name="T2">services/cliente.service.ts</text:span></text:p>
          </table:table-cell>
          <table:table-cell table:style-name="Table5.B2" office:value-type="string">
            <text:p text:style-name="Table_20_Contents">Wrapper HTTP sobre <text:span text:style-name="T2">/api/clientes</text:span>; reutiliza <text:span text:style-name="T2">AuthInterceptor</text:span>.</text:p>
          </table:table-cell>
        </table:table-row>
      </table:table>
      <text:p text:style-name="Text_20_body"/>
      <text:p text:style-name="Text_20_body"><text:span text:style-name="T1">Nueva ruta en </text:span><text:span text:style-name="T3">app.routes.ts</text:span><text:span text:style-name="T1">:</text:span></text:p>
      <text:p text:style-name="P11">{ path: 'clientes', <text:s text:c="7"/>component: ClientesComponent, <text:s text:c="5"/>canActivate: [authGuard] },<text:line-break/>{ path: 'clientes/:id', <text:s text:c="3"/>component: ClienteDetailComponent, canActivate: [authGuard] },</text:p>
      <text:list text:style-name="L9">
        <text:list-item>
          <text:p text:style-name="P12">El botón "Nuevo cliente" y las acciones de edición/desactivar solo se renderizan si <text:span text:style-name="T2">rol === 'ADMIN'</text:span> (directiva <text:span text:style-name="T2">*ngIf</text:span> o <text:span text:style-name="T2">@if</text:span> con <text:span text:style-name="T2">AuthService.getRol()</text:span>).</text:p>
        </text:list-item>
        <text:list-item>
          <text:p text:style-name="P12">Agregar ítem "Clientes" al menú de navegación del <text:span text:style-name="T2">DashboardComponent</text:span>, visible para ambos roles.</text:p>
        </text:list-item>
      </text:list>
      <text:h text:style-name="Heading_20_3" text:outline-level="3" text:is-list-header="true">Seguridad</text:h>
      <text:p text:style-name="Text_20_body"><text:span text:style-name="T1">Cambios en </text:span><text:span text:style-name="T3">SecurityConfig.java</text:span><text:span text:style-name="T1">:</text:span></text:p>
      <text:p text:style-name="P11">.requestMatchers(HttpMethod.GET, <text:s text:c="2"/>"/api/clientes/**").authenticated()<text:line-break/>.requestMatchers(HttpMethod.POST, <text:s/>"/api/clientes/**").hasAuthority("ROLE_ADMIN")<text:line-break/>.requestMatchers(HttpMethod.PUT, <text:s text:c="2"/>"/api/clientes/**").hasAuthority("ROLE_ADMIN")<text:line-break/>.requestMatchers(HttpMethod.PATCH, "/api/clientes/**").hasAuthority("ROLE_ADMIN")</text:p>
      <text:p text:style-name="Text_20_body">Con esto, la capa de seguridad rechaza con <text:span text:style-name="T2">403 Forbidden</text:span> cualquier intento de escritura por parte de un usuario <text:span text:style-name="T2">REGULAR</text:span>, independientemente de lo que muestre el frontend.</text:p>
      <text:p text:style-name="Horizontal_20_Line"/>
      <text:h text:style-name="Heading_20_2" text:outline-level="2">7. Flujo principal</text:h>
      <text:p text:style-name="Text_20_body"><text:span text:style-name="T1">Caso: ADMIN crea un nuevo cliente</text:span></text:p>
      <text:p text:style-name="P11">1. ADMIN accede a /clientes → ClientesComponent carga la lista paginada (GET /api/clientes).<text:line-break/>2. ADMIN pulsa "Nuevo cliente" → se abre ClienteFormComponent en modo creación.<text:line-break/>3. ADMIN rellena el formulario (RAZON_SOCIAL, RFC_NIT, INDUSTRIA, …) y pulsa "Guardar".<text:line-break/>4. Angular valida el formulario reactivo (campos obligatorios, formato email, etc.).<text:line-break/>5. Si pasa validación, ClienteService.crear() envía POST /api/clientes con el JWT en el header.<text:line-break/>6. JwtFilter valida el token y extrae el username y el rol.<text:line-break/>7. SecurityConfig verifica que el rol sea ROLE_ADMIN → permite continuar.<text:line-break/>8. ClienteController recibe el request y delega en ClienteService.<text:line-break/>9. ClienteService valida unicidad del RFC/NIT contra la BD.<text:line-break/> <text:s text:c="2"/>- Si duplicado → retorna 400 Bad Request con mensaje "RFC/NIT ya registrado".<text:line-break/>10. ClienteService persiste el nuevo registro con ESTADO='ACTIVO' y FECHA_CREACION=GETDATE().<text:line-break/>11. AuditoriaService.registrar(CLIENTE, id, CREAR, null, clienteDTO, actor, request, null).<text:line-break/>12. ClienteController retorna 201 Created con el ClienteDTO.<text:line-break/>13. Angular muestra mensaje de éxito y recarga la lista.</text:p>
      <text:p text:style-name="Horizontal_20_Line"/>
      <text:h text:style-name="Heading_20_2" text:outline-level="2">8. Flujos alternativos / errores</text:h>
      <table:table table:name="Table6" table:style-name="Table6">
        <table:table-column table:style-name="Table6.A" table:number-columns-repeated="4"/>
        <table:table-header-rows>
          <table:table-row>
            <table:table-cell table:style-name="Table6.A1" office:value-type="string">
              <text:p text:style-name="P9">Código</text:p>
            </table:table-cell>
            <table:table-cell table:style-name="Table6.A1" office:value-type="string">
              <text:p text:style-name="P9">Situación</text:p>
            </table:table-cell>
            <table:table-cell table:style-name="Table6.A1" office:value-type="string">
              <text:p text:style-name="P9">Respuesta API</text:p>
            </table:table-cell>
            <table:table-cell table:style-name="Table6.D1" office:value-type="string">
              <text:p text:style-name="P9">Comportamiento Frontend</text:p>
            </table:table-cell>
          </table:table-row>
        </table:table-header-rows>
        <table:table-row>
          <table:table-cell table:style-name="Table6.A2" office:value-type="string">
            <text:p text:style-name="Table_20_Contents"><text:span text:style-name="T2">400</text:span></text:p>
          </table:table-cell>
          <table:table-cell table:style-name="Table6.A2" office:value-type="string">
            <text:p text:style-name="P10">Campo obligatorio vacío</text:p>
          </table:table-cell>
          <table:table-cell table:style-name="Table6.A2" office:value-type="string">
            <text:p text:style-name="Table_20_Contents"><text:span text:style-name="T2">{"message": "RAZON_SOCIAL es obligatorio"}</text:span></text:p>
          </table:table-cell>
          <table:table-cell table:style-name="Table6.D2" office:value-type="string">
            <text:p text:style-name="P10">Resaltar campo en rojo con mensaje.</text:p>
          </table:table-cell>
        </table:table-row>
        <table:table-row>
          <table:table-cell table:style-name="Table6.A2" office:value-type="string">
            <text:p text:style-name="Table_20_Contents"><text:span text:style-name="T2">400</text:span></text:p>
          </table:table-cell>
          <table:table-cell table:style-name="Table6.A2" office:value-type="string">
            <text:p text:style-name="P10">RFC/NIT duplicado</text:p>
          </table:table-cell>
          <table:table-cell table:style-name="Table6.A2" office:value-type="string">
            <text:p text:style-name="Table_20_Contents"><text:span text:style-name="T2">{"message": "RFC/NIT ya registrado"}</text:span></text:p>
          </table:table-cell>
          <table:table-cell table:style-name="Table6.D2" office:value-type="string">
            <text:p text:style-name="P10">Toast de error; mantener formulario abierto.</text:p>
          </table:table-cell>
        </table:table-row>
        <table:table-row>
          <table:table-cell table:style-name="Table6.A2" office:value-type="string">
            <text:p text:style-name="Table_20_Contents"><text:span text:style-name="T2">400</text:span></text:p>
          </table:table-cell>
          <table:table-cell table:style-name="Table6.A2" office:value-type="string">
            <text:p text:style-name="P10">Email con formato inválido</text:p>
          </table:table-cell>
          <table:table-cell table:style-name="Table6.A2" office:value-type="string">
            <text:p text:style-name="Table_20_Contents"><text:span text:style-name="T2">{"message": "Formato de email inválido"}</text:span></text:p>
          </table:table-cell>
          <table:table-cell table:style-name="Table6.D2" office:value-type="string">
            <text:p text:style-name="P10">Resaltar campo EMAIL.</text:p>
          </table:table-cell>
        </table:table-row>
        <table:table-row>
          <table:table-cell table:style-name="Table6.A2" office:value-type="string">
            <text:p text:style-name="Table_20_Contents"><text:span text:style-name="T2">400</text:span></text:p>
          </table:table-cell>
          <table:table-cell table:style-name="Table6.A2" office:value-type="string">
            <text:p text:style-name="P10">Industria fuera del catálogo</text:p>
          </table:table-cell>
          <table:table-cell table:style-name="Table6.A2" office:value-type="string">
            <text:p text:style-name="Table_20_Contents"><text:span text:style-name="T2">{"message": "Industria no válida"}</text:span></text:p>
          </table:table-cell>
          <table:table-cell table:style-name="Table6.D2" office:value-type="string">
            <text:p text:style-name="P10">Imposible en frontend (select), posible vía API directa.</text:p>
          </table:table-cell>
        </table:table-row>
        <table:table-row>
          <table:table-cell table:style-name="Table6.A2" office:value-type="string">
            <text:p text:style-name="Table_20_Contents"><text:span text:style-name="T2">403</text:span></text:p>
          </table:table-cell>
          <table:table-cell table:style-name="Table6.A2" office:value-type="string">
            <text:p text:style-name="P10">REGULAR intenta crear/editar</text:p>
          </table:table-cell>
          <table:table-cell table:style-name="Table6.A2" office:value-type="string">
            <text:p text:style-name="Table_20_Contents"><text:span text:style-name="T2">{"message": "Acceso denegado"}</text:span></text:p>
          </table:table-cell>
          <table:table-cell table:style-name="Table6.D2" office:value-type="string">
            <text:p text:style-name="P10">Toast de error; ocultar botón de acción en UI.</text:p>
          </table:table-cell>
        </table:table-row>
        <table:table-row>
          <table:table-cell table:style-name="Table6.A2" office:value-type="string">
            <text:p text:style-name="Table_20_Contents"><text:span text:style-name="T2">404</text:span></text:p>
          </table:table-cell>
          <table:table-cell table:style-name="Table6.A2" office:value-type="string">
            <text:p text:style-name="P10">ID de cliente no existe</text:p>
          </table:table-cell>
          <table:table-cell table:style-name="Table6.A2" office:value-type="string">
            <text:p text:style-name="Table_20_Contents"><text:span text:style-name="T2">{"message": "Cliente no encontrado"}</text:span></text:p>
          </table:table-cell>
          <table:table-cell table:style-name="Table6.D2" office:value-type="string">
            <text:p text:style-name="P10">Redirigir a listado con aviso.</text:p>
          </table:table-cell>
        </table:table-row>
        <table:table-row>
          <table:table-cell table:style-name="Table6.A2" office:value-type="string">
            <text:p text:style-name="Table_20_Contents"><text:span text:style-name="T2">409</text:span></text:p>
          </table:table-cell>
          <table:table-cell table:style-name="Table6.A2" office:value-type="string">
            <text:p text:style-name="P10">Desactivar cliente ya INACTIVO</text:p>
          </table:table-cell>
          <table:table-cell table:style-name="Table6.A2" office:value-type="string">
            <text:p text:style-name="Table_20_Contents"><text:span text:style-name="T2">{"message": "El cliente ya está inactivo"}</text:span></text:p>
          </table:table-cell>
          <table:table-cell table:style-name="Table6.D2" office:value-type="string">
            <text:p text:style-name="P10">Toast informativo; no ejecutar acción.</text:p>
          </table:table-cell>
        </table:table-row>
        <table:table-row>
          <table:table-cell table:style-name="Table6.A2" office:value-type="string">
            <text:p text:style-name="Table_20_Contents"><text:span text:style-name="T2">401</text:span></text:p>
          </table:table-cell>
          <table:table-cell table:style-name="Table6.A2" office:value-type="string">
            <text:p text:style-name="P10">Token JWT expirado</text:p>
          </table:table-cell>
          <table:table-cell table:style-name="Table6.A2" office:value-type="string">
            <text:p text:style-name="Table_20_Contents"><text:span text:style-name="T2">{"message": "Token expirado"}</text:span></text:p>
          </table:table-cell>
          <table:table-cell table:style-name="Table6.D2" office:value-type="string">
            <text:p text:style-name="P10">Redirigir a /login (lógica ya existente en AuthInterceptor).</text:p>
          </table:table-cell>
        </table:table-row>
        <table:table-row>
          <table:table-cell table:style-name="Table6.A2" office:value-type="string">
            <text:p text:style-name="Table_20_Contents"><text:span text:style-name="T2">500</text:span></text:p>
          </table:table-cell>
          <table:table-cell table:style-name="Table6.A2" office:value-type="string">
            <text:p text:style-name="P10">Error inesperado en BD</text:p>
          </table:table-cell>
          <table:table-cell table:style-name="Table6.A2" office:value-type="string">
            <text:p text:style-name="Table_20_Contents"><text:span text:style-name="T2">{"message": "Error interno del servidor"}</text:span></text:p>
          </table:table-cell>
          <table:table-cell table:style-name="Table6.D2" office:value-type="string">
            <text:p text:style-name="P10">Toast genérico de error.</text:p>
          </table:table-cell>
        </table:table-row>
      </table:table>
      <text:p text:style-name="Text_20_body"/>
      <text:p text:style-name="Horizontal_20_Line"/>
      <text:h text:style-name="Heading_20_2" text:outline-level="2">9. Dependencias</text:h>
      <text:h text:style-name="Heading_20_3" text:outline-level="3">Internas (ya existentes en el proyecto)</text:h>
      <table:table table:name="Table7" table:style-name="Table7">
        <table:table-column table:style-name="Table7.A" table:number-columns-repeated="2"/>
        <table:table-header-rows>
          <table:table-row>
            <table:table-cell table:style-name="Table7.A1" office:value-type="string">
              <text:p text:style-name="P9">Componente</text:p>
            </table:table-cell>
            <table:table-cell table:style-name="Table7.B1" office:value-type="string">
              <text:p text:style-name="P9">Uso</text:p>
            </table:table-cell>
          </table:table-row>
        </table:table-header-rows>
        <table:table-row>
          <table:table-cell table:style-name="Table7.A2" office:value-type="string">
            <text:p text:style-name="Table_20_Contents"><text:span text:style-name="T2">JwtFilter</text:span> / <text:span text:style-name="T2">JwtUtil</text:span></text:p>
          </table:table-cell>
          <table:table-cell table:style-name="Table7.B2" office:value-type="string">
            <text:p text:style-name="Table_20_Contents">Validación del token en cada request a <text:span text:style-name="T2">/api/clientes</text:span>.</text:p>
          </table:table-cell>
        </table:table-row>
        <table:table-row>
          <table:table-cell table:style-name="Table7.A2" office:value-type="string">
            <text:p text:style-name="Table_20_Contents"><text:span text:style-name="T2">AuditoriaService</text:span></text:p>
          </table:table-cell>
          <table:table-cell table:style-name="Table7.B2" office:value-type="string">
            <text:p text:style-name="P10">Registrar eventos CREAR / MODIFICAR / DESACTIVAR / REACTIVAR.</text:p>
          </table:table-cell>
        </table:table-row>
        <table:table-row>
          <table:table-cell table:style-name="Table7.A2" office:value-type="string">
            <text:p text:style-name="Table_20_Contents"><text:span text:style-name="T2">ConfigService</text:span></text:p>
          </table:table-cell>
          <table:table-cell table:style-name="Table7.B2" office:value-type="string">
            <text:p text:style-name="Table_20_Contents">Leer <text:span text:style-name="T2">CLIENTES_PAGE_SIZE</text:span> para la paginación.</text:p>
          </table:table-cell>
        </table:table-row>
        <table:table-row>
          <table:table-cell table:style-name="Table7.A2" office:value-type="string">
            <text:p text:style-name="Table_20_Contents"><text:span text:style-name="T2">AuthInterceptor</text:span> (Angular)</text:p>
          </table:table-cell>
          <table:table-cell table:style-name="Table7.B2" office:value-type="string">
            <text:p text:style-name="P10">Adjuntar el Bearer token automáticamente en todas las llamadas HTTP.</text:p>
          </table:table-cell>
        </table:table-row>
        <table:table-row>
          <table:table-cell table:style-name="Table7.A2" office:value-type="string">
            <text:p text:style-name="Table_20_Contents"><text:span text:style-name="T2">authGuard</text:span> / <text:span text:style-name="T2">adminGuard</text:span></text:p>
          </table:table-cell>
          <table:table-cell table:style-name="Table7.B2" office:value-type="string">
            <text:p text:style-name="Table_20_Contents">Proteger rutas de Angular; <text:span text:style-name="T2">adminGuard</text:span> para ruta de creación/edición.</text:p>
          </table:table-cell>
        </table:table-row>
        <table:table-row>
          <table:table-cell table:style-name="Table7.A2" office:value-type="string">
            <text:p text:style-name="Table_20_Contents"><text:span text:style-name="T2">BRM_CONFIG.AUD_AUDITORIA</text:span></text:p>
          </table:table-cell>
          <table:table-cell table:style-name="Table7.B2" office:value-type="string">
            <text:p text:style-name="P10">Tabla destino de los eventos de auditoría del módulo.</text:p>
          </table:table-cell>
        </table:table-row>
      </table:table>
      <text:p text:style-name="Text_20_body"/>
      <text:h text:style-name="Heading_20_3" text:outline-level="3">Externas / Infraestructura</text:h>
      <table:table table:name="Table8" table:style-name="Table8">
        <table:table-column table:style-name="Table8.A" table:number-columns-repeated="2"/>
        <table:table-header-rows>
          <table:table-row>
            <table:table-cell table:style-name="Table8.A1" office:value-type="string">
              <text:p text:style-name="P9">Componente</text:p>
            </table:table-cell>
            <table:table-cell table:style-name="Table8.B1" office:value-type="string">
              <text:p text:style-name="P9">Uso</text:p>
            </table:table-cell>
          </table:table-row>
        </table:table-header-rows>
        <table:table-row>
          <table:table-cell table:style-name="Table8.A2" office:value-type="string">
            <text:p text:style-name="Table_20_Contents">SQL Server 2022 (<text:span text:style-name="T2">logindb</text:span>)</text:p>
          </table:table-cell>
          <table:table-cell table:style-name="Table8.B2" office:value-type="string">
            <text:p text:style-name="Table_20_Contents">Almacenamiento de la tabla <text:span text:style-name="T2">dbo.CRM_CLIENTES</text:span>.</text:p>
          </table:table-cell>
        </table:table-row>
        <table:table-row>
          <table:table-cell table:style-name="Table8.A2" office:value-type="string">
            <text:p text:style-name="P10">Spring Data JPA + Hibernate 6.6</text:p>
          </table:table-cell>
          <table:table-cell table:style-name="Table8.B2" office:value-type="string">
            <text:p text:style-name="P10">ORM; no requiere queries nativas salvo para búsqueda full-text si se requiere en el futuro.</text:p>
          </table:table-cell>
        </table:table-row>
      </table:table>
      <text:p text:style-name="Text_20_body"/>
      <text:h text:style-name="Heading_20_3" text:outline-level="3">Dependencias de datos (precondiciones para testing)</text:h>
      <text:list text:style-name="L10">
        <text:list-item>
          <text:p text:style-name="P13">Debe existir al menos un usuario con rol <text:span text:style-name="T2">ADMIN</text:span> en <text:span text:style-name="T2">dbo.usuarios</text:span> para ejecutar pruebas de escritura.</text:p>
        </text:list-item>
        <text:list-item>
          <text:p text:style-name="P13">El parámetro <text:span text:style-name="T2">CLIENTES_PAGE_SIZE</text:span> debe estar insertado en <text:span text:style-name="T2">BRM_CONFIG.CFG_CONFIG</text:span> antes del arranque.</text:p>
        </text:list-item>
      </text:list>
      <text:p text:style-name="Horizontal_20_Line"/>
      <text:h text:style-name="Heading_20_2" text:outline-level="2">10. Estimación de complejidad</text:h>
      <table:table table:name="Table9" table:style-name="Table9">
        <table:table-column table:style-name="Table9.A" table:number-columns-repeated="3"/>
        <table:table-header-rows>
          <table:table-row>
            <table:table-cell table:style-name="Table9.A1" office:value-type="string">
              <text:p text:style-name="P9">Tarea</text:p>
            </table:table-cell>
            <table:table-cell table:style-name="Table9.A1" office:value-type="string">
              <text:p text:style-name="P9">Puntos</text:p>
            </table:table-cell>
            <table:table-cell table:style-name="Table9.C1" office:value-type="string">
              <text:p text:style-name="P9">Días estimados</text:p>
            </table:table-cell>
          </table:table-row>
        </table:table-header-rows>
        <table:table-row>
          <table:table-cell table:style-name="Table9.A2" office:value-type="string">
            <text:p text:style-name="Table_20_Contents">Crear tabla <text:span text:style-name="T2">dbo.CRM_CLIENTES</text:span> + script SQL</text:p>
          </table:table-cell>
          <table:table-cell table:style-name="Table9.A2" office:value-type="string">
            <text:p text:style-name="P10">1</text:p>
          </table:table-cell>
          <table:table-cell table:style-name="Table9.C2" office:value-type="string">
            <text:p text:style-name="P10">0.25</text:p>
          </table:table-cell>
        </table:table-row>
        <table:table-row>
          <table:table-cell table:style-name="Table9.A2" office:value-type="string">
            <text:p text:style-name="Table_20_Contents">Entidad JPA <text:span text:style-name="T2">Cliente</text:span> + <text:span text:style-name="T2">ClienteRepository</text:span></text:p>
          </table:table-cell>
          <table:table-cell table:style-name="Table9.A2" office:value-type="string">
            <text:p text:style-name="P10">2</text:p>
          </table:table-cell>
          <table:table-cell table:style-name="Table9.C2" office:value-type="string">
            <text:p text:style-name="P10">0.5</text:p>
          </table:table-cell>
        </table:table-row>
        <table:table-row>
          <table:table-cell table:style-name="Table9.A2" office:value-type="string">
            <text:p text:style-name="Table_20_Contents"><text:span text:style-name="T2">ClienteService</text:span> (lógica, validaciones, auditoría)</text:p>
          </table:table-cell>
          <table:table-cell table:style-name="Table9.A2" office:value-type="string">
            <text:p text:style-name="P10">3</text:p>
          </table:table-cell>
          <table:table-cell table:style-name="Table9.C2" office:value-type="string">
            <text:p text:style-name="P10">1.0</text:p>
          </table:table-cell>
        </table:table-row>
        <table:table-row>
          <table:table-cell table:style-name="Table9.A2" office:value-type="string">
            <text:p text:style-name="Table_20_Contents"><text:span text:style-name="T2">ClienteController</text:span> (6 endpoints + manejo de errores)</text:p>
          </table:table-cell>
          <table:table-cell table:style-name="Table9.A2" office:value-type="string">
            <text:p text:style-name="P10">3</text:p>
          </table:table-cell>
          <table:table-cell table:style-name="Table9.C2" office:value-type="string">
            <text:p text:style-name="P10">1.0</text:p>
          </table:table-cell>
        </table:table-row>
        <table:table-row>
          <table:table-cell table:style-name="Table9.A2" office:value-type="string">
            <text:p text:style-name="Table_20_Contents">Actualizar <text:span text:style-name="T2">SecurityConfig</text:span> y enum <text:span text:style-name="T2">EntidadAuditable</text:span></text:p>
          </table:table-cell>
          <table:table-cell table:style-name="Table9.A2" office:value-type="string">
            <text:p text:style-name="P10">1</text:p>
          </table:table-cell>
          <table:table-cell table:style-name="Table9.C2" office:value-type="string">
            <text:p text:style-name="P10">0.25</text:p>
          </table:table-cell>
        </table:table-row>
        <table:table-row>
          <table:table-cell table:style-name="Table9.A2" office:value-type="string">
            <text:p text:style-name="Table_20_Contents"><text:span text:style-name="T2">ClientesComponent</text:span> Angular (lista + filtros + paginación)</text:p>
          </table:table-cell>
          <table:table-cell table:style-name="Table9.A2" office:value-type="string">
            <text:p text:style-name="P10">3</text:p>
          </table:table-cell>
          <table:table-cell table:style-name="Table9.C2" office:value-type="string">
            <text:p text:style-name="P10">1.0</text:p>
          </table:table-cell>
        </table:table-row>
        <table:table-row>
          <table:table-cell table:style-name="Table9.A2" office:value-type="string">
            <text:p text:style-name="Table_20_Contents"><text:span text:style-name="T2">ClienteFormComponent</text:span> Angular (formulario reactivo)</text:p>
          </table:table-cell>
          <table:table-cell table:style-name="Table9.A2" office:value-type="string">
            <text:p text:style-name="P10">3</text:p>
          </table:table-cell>
          <table:table-cell table:style-name="Table9.C2" office:value-type="string">
            <text:p text:style-name="P10">1.0</text:p>
          </table:table-cell>
        </table:table-row>
        <table:table-row>
          <table:table-cell table:style-name="Table9.A2" office:value-type="string">
            <text:p text:style-name="Table_20_Contents"><text:span text:style-name="T2">ClienteDetailComponent</text:span> Angular (solo lectura)</text:p>
          </table:table-cell>
          <table:table-cell table:style-name="Table9.A2" office:value-type="string">
            <text:p text:style-name="P10">1</text:p>
          </table:table-cell>
          <table:table-cell table:style-name="Table9.C2" office:value-type="string">
            <text:p text:style-name="P10">0.25</text:p>
          </table:table-cell>
        </table:table-row>
        <table:table-row>
          <table:table-cell table:style-name="Table9.A2" office:value-type="string">
            <text:p text:style-name="Table_20_Contents"><text:span text:style-name="T2">ClienteService</text:span> Angular + rutas + menú</text:p>
          </table:table-cell>
          <table:table-cell table:style-name="Table9.A2" office:value-type="string">
            <text:p text:style-name="P10">2</text:p>
          </table:table-cell>
          <table:table-cell table:style-name="Table9.C2" office:value-type="string">
            <text:p text:style-name="P10">0.5</text:p>
          </table:table-cell>
        </table:table-row>
        <table:table-row>
          <table:table-cell table:style-name="Table9.A2" office:value-type="string">
            <text:p text:style-name="P10">Pruebas unitarias backend (JUnit 5 + Mockito)</text:p>
          </table:table-cell>
          <table:table-cell table:style-name="Table9.A2" office:value-type="string">
            <text:p text:style-name="P10">3</text:p>
          </table:table-cell>
          <table:table-cell table:style-name="Table9.C2" office:value-type="string">
            <text:p text:style-name="P10">1.0</text:p>
          </table:table-cell>
        </table:table-row>
        <table:table-row>
          <table:table-cell table:style-name="Table9.A2" office:value-type="string">
            <text:p text:style-name="P10">Pruebas de integración (Postman / Newman)</text:p>
          </table:table-cell>
          <table:table-cell table:style-name="Table9.A2" office:value-type="string">
            <text:p text:style-name="P10">2</text:p>
          </table:table-cell>
          <table:table-cell table:style-name="Table9.C2" office:value-type="string">
            <text:p text:style-name="P10">0.5</text:p>
          </table:table-cell>
        </table:table-row>
        <table:table-row>
          <table:table-cell table:style-name="Table9.A2" office:value-type="string">
            <text:p text:style-name="Table_20_Contents"><text:span text:style-name="T1">TOTAL</text:span></text:p>
          </table:table-cell>
          <table:table-cell table:style-name="Table9.A2" office:value-type="string">
            <text:p text:style-name="Table_20_Contents"><text:span text:style-name="T1">24</text:span></text:p>
          </table:table-cell>
          <table:table-cell table:style-name="Table9.C2" office:value-type="string">
            <text:p text:style-name="Table_20_Contents"><text:span text:style-name="T1">7.25 días</text:span></text:p>
          </table:table-cell>
        </table:table-row>
      </table:table>
      <text:p text:style-name="Text_20_body"/>
      <text:p text:style-name="Text_20_body"><text:span text:style-name="T1">Nivel de complejidad global: MEDIO</text:span> Justificación: la lógica de negocio es estándar (CRUD + soft-delete), sin integraciones externas ni procesos batch. La complejidad relativa está en la paginación con filtros combinados y en asegurar la cobertura de auditoría en todos los endpoints de escritura.</text:p>
      <text:p text:style-name="Horizontal_20_Line"/>
      <text:h text:style-name="Heading_20_2" text:outline-level="2">11. Instrucciones para el desarrollador</text:h>
      <text:h text:style-name="Heading_20_3" text:outline-level="3">Orden de implementación recomendado</text:h>
      <text:list text:style-name="L11">
        <text:list-item>
          <text:p text:style-name="P14"><text:span text:style-name="T1">Script DDL</text:span> — Ejecutar en <text:span text:style-name="T2">logindb</text:span> la sentencia <text:span text:style-name="T2">CREATE TABLE dbo.CRM_CLIENTES</text:span> de la sección 5. Insertar también el parámetro <text:span text:style-name="T2">CLIENTES_PAGE_SIZE</text:span> en <text:span text:style-name="T2">BRM_CONFIG.CFG_CONFIG</text:span>.</text:p>
        </text:list-item>
        <text:list-item>
          <text:p text:style-name="P14"><text:span text:style-name="T1">Backend — Entidad y repositorio</text:span></text:p>
          <text:list>
            <text:list-item>
              <text:p text:style-name="P14">Crear <text:span text:style-name="T2">Cliente.java</text:span> con las anotaciones <text:span text:style-name="T2">@Entity</text:span>, <text:span text:style-name="T2">@Table(name = "CRM_CLIENTES")</text:span>.</text:p>
            </text:list-item>
            <text:list-item>
              <text:p text:style-name="P14">Usar <text:span text:style-name="T2">@Column(name = "RAZON_SOCIAL", nullable = false, length = 200)</text:span> para cada campo.</text:p>
            </text:list-item>
            <text:list-item>
              <text:p text:style-name="P14"><text:span text:style-name="T2">FECHA_CREACION</text:span> se gestiona con <text:span text:style-name="T2">@CreationTimestamp</text:span>; <text:span text:style-name="T2">FECHA_MODIFICACION</text:span> con <text:span text:style-name="T2">@UpdateTimestamp</text:span>.</text:p>
            </text:list-item>
            <text:list-item>
              <text:p text:style-name="P14"><text:span text:style-name="T2">ClienteRepository</text:span> debe declarar un método:</text:p>
              <text:p text:style-name="P15">Page&lt;Cliente&gt; findByFilters(String razonSocial, String rfcNit,<text:line-break/> <text:s text:c="28"/>String industria, String estado,<text:line-break/> <text:s text:c="28"/>Pageable pageable);</text:p>
              <text:p text:style-name="P14">Implementar con <text:span text:style-name="T2">@Query</text:span> JPQL o <text:span text:style-name="T2">Specification&lt;Cliente&gt;</text:span> (preferible para filtros opcionales).</text:p>
            </text:list-item>
          </text:list>
        </text:list-item>
        <text:list-item>
          <text:p text:style-name="P14"><text:span text:style-name="T1">Backend — Servicio</text:span></text:p>
          <text:list>
            <text:list-item>
              <text:p text:style-name="P14"><text:span text:style-name="T2">ClienteService.crear()</text:span> debe verificar <text:span text:style-name="T2">repo.existsByRfcNit(rfcNit)</text:span> antes de persistir.</text:p>
            </text:list-item>
            <text:list-item>
              <text:p text:style-name="P14">Invocar <text:span text:style-name="T2">auditoriaService.registrar(EntidadAuditable.CLIENTE, ...)</text:span> al final de cada operación de escritura, siguiendo el mismo patrón de <text:span text:style-name="T2">UsuarioController</text:span>.</text:p>
            </text:list-item>
            <text:list-item>
              <text:p text:style-name="P14">Leer el tamaño de página con <text:span text:style-name="T2">configService.get("CLIENTES_PAGE_SIZE", "20")</text:span>.</text:p>
            </text:list-item>
          </text:list>
        </text:list-item>
        <text:list-item>
          <text:p text:style-name="P14"><text:span text:style-name="T1">Backend — Controlador</text:span></text:p>
          <text:list>
            <text:list-item>
              <text:p text:style-name="P14">Patrón de respuestas: <text:span text:style-name="T2">201 Created</text:span> en POST; <text:span text:style-name="T2">200 OK</text:span> en PUT/PATCH; <text:span text:style-name="T2">404</text:span> si ID no existe; <text:span text:style-name="T2">400</text:span> en validaciones; <text:span text:style-name="T2">409</text:span> en estado inconsistente.</text:p>
            </text:list-item>
            <text:list-item>
              <text:p text:style-name="P14">El actor se obtiene igual que en <text:span text:style-name="T2">UsuarioController</text:span>: <text:span text:style-name="T2">SecurityContextHolder.getContext().getAuthentication().getName()</text:span>.</text:p>
            </text:list-item>
          </text:list>
        </text:list-item>
        <text:list-item>
          <text:p text:style-name="P14"><text:span text:style-name="T1">Backend — Seguridad</text:span></text:p>
          <text:list>
            <text:list-item>
              <text:p text:style-name="P14">Añadir las reglas de autorización en <text:span text:style-name="T2">SecurityConfig.filterChain()</text:span> <text:span text:style-name="T1">antes</text:span> de <text:span text:style-name="T2">.anyRequest().authenticated()</text:span>.</text:p>
            </text:list-item>
            <text:list-item>
              <text:p text:style-name="P14">Añadir <text:span text:style-name="T2">CLIENTE</text:span> al enum <text:span text:style-name="T2">EntidadAuditable</text:span>.</text:p>
            </text:list-item>
          </text:list>
        </text:list-item>
        <text:list-item>
          <text:p text:style-name="P14"><text:span text:style-name="T1">Frontend — Servicio Angular</text:span></text:p>
          <text:list>
            <text:list-item>
              <text:p text:style-name="P14"><text:span text:style-name="T2">ClienteService</text:span> extiende el patrón de <text:span text:style-name="T2">AuthService</text:span>; inyecta <text:span text:style-name="T2">HttpClient</text:span>; el token se añade automáticamente via <text:span text:style-name="T2">AuthInterceptor</text:span>.</text:p>
            </text:list-item>
          </text:list>
        </text:list-item>
        <text:list-item>
          <text:p text:style-name="P14"><text:span text:style-name="T1">Frontend — Componentes</text:span></text:p>
          <text:list>
            <text:list-item>
              <text:p text:style-name="P14"><text:span text:style-name="T2">ClientesComponent</text:span>: tabla con paginador Angular Material + barra de filtros. Botones "Nuevo", "Editar", "Desactivar" visibles solo si <text:span text:style-name="T2">authService.getRol() === 'ADMIN'</text:span>.</text:p>
            </text:list-item>
            <text:list-item>
              <text:p text:style-name="P14"><text:span text:style-name="T2">ClienteFormComponent</text:span>: <text:span text:style-name="T2">ReactiveFormsModule</text:span>; validators: <text:span text:style-name="T2">Validators.required</text:span>, <text:span text:style-name="T2">Validators.email</text:span>, <text:span text:style-name="T2">Validators.maxLength</text:span>.</text:p>
            </text:list-item>
            <text:list-item>
              <text:p text:style-name="P14">Agregar ruta <text:span text:style-name="T2">/clientes</text:span> a <text:span text:style-name="T2">app.routes.ts</text:span> con <text:span text:style-name="T2">canActivate: [authGuard]</text:span> (NO <text:span text:style-name="T2">adminGuard</text:span>, pues REGULAR también puede ver).</text:p>
            </text:list-item>
          </text:list>
        </text:list-item>
        <text:list-item>
          <text:p text:style-name="P14"><text:span text:style-name="T1">Frontend — Menú</text:span></text:p>
          <text:list>
            <text:list-item>
              <text:p text:style-name="P14">En <text:span text:style-name="T2">DashboardComponent</text:span>, agregar el ítem "Clientes" al menú lateral/superior con <text:span text:style-name="T2">routerLink="/clientes"</text:span>, visible para todos los roles autenticados.</text:p>
            </text:list-item>
          </text:list>
        </text:list-item>
      </text:list>
      <text:h text:style-name="Heading_20_3" text:outline-level="3" text:is-list-header="true">Convenciones del proyecto a respetar</text:h>
      <text:list text:style-name="L12">
        <text:list-item>
          <text:p text:style-name="P16">Nombres de clases de dominio en español (<text:span text:style-name="T2">Cliente</text:span>, <text:span text:style-name="T2">ClienteDTO</text:span>); infraestructura en inglés si aplica.</text:p>
        </text:list-item>
        <text:list-item>
          <text:p text:style-name="P16">Commits en español, descriptivos: ej. <text:span text:style-name="T2">feat(clientes): crear entidad JPA y repositorio</text:span>.</text:p>
        </text:list-item>
        <text:list-item>
          <text:p text:style-name="P16">Contraseñas y datos sensibles nunca en código fuente; parámetros de configuración en <text:span text:style-name="T2">BRM_CONFIG.CFG_CONFIG</text:span>.</text:p>
        </text:list-item>
        <text:list-item>
          <text:p text:style-name="P16">No hardcodear el tamaño de página; leerlo siempre de <text:span text:style-name="T2">ConfigService</text:span>.</text:p>
        </text:list-item>
      </text:list>
      <text:h text:style-name="Heading_20_3" text:outline-level="3" text:is-list-header="true">Script SQL completo de inicialización</text:h>
      <text:p text:style-name="P11">-- 1. Crear tabla<text:line-break/>CREATE TABLE dbo.CRM_CLIENTES (<text:line-break/> <text:s text:c="3"/>ID <text:s text:c="16"/>BIGINT <text:s text:c="9"/>IDENTITY(1,1) <text:s text:c="3"/>NOT NULL,<text:line-break/> <text:s text:c="3"/>RAZON_SOCIAL <text:s text:c="6"/>NVARCHAR(200) <text:s text:c="19"/>NOT NULL,<text:line-break/> <text:s text:c="3"/>RFC_NIT <text:s text:c="11"/>NVARCHAR(20) <text:s text:c="20"/>NOT NULL,<text:line-break/> <text:s text:c="3"/>INDUSTRIA <text:s text:c="9"/>NVARCHAR(60) <text:s text:c="20"/>NOT NULL,<text:line-break/> <text:s text:c="3"/>TELEFONO <text:s text:c="10"/>NVARCHAR(30) <text:s text:c="24"/>NULL,<text:line-break/> <text:s text:c="3"/>EMAIL <text:s text:c="13"/>NVARCHAR(150) <text:s text:c="23"/>NULL,<text:line-break/> <text:s text:c="3"/>DIRECCION <text:s text:c="9"/>NVARCHAR(300) <text:s text:c="23"/>NULL,<text:line-break/> <text:s text:c="3"/>CIUDAD <text:s text:c="12"/>NVARCHAR(100) <text:s text:c="23"/>NULL,<text:line-break/> <text:s text:c="3"/>PAIS <text:s text:c="14"/>NVARCHAR(100) <text:s text:c="3"/>DEFAULT 'Mexico' <text:s text:c="3"/>NULL,<text:line-break/> <text:s text:c="3"/>SITIO_WEB <text:s text:c="9"/>NVARCHAR(200) <text:s text:c="23"/>NULL,<text:line-break/> <text:s text:c="3"/>ESTADO <text:s text:c="12"/>NVARCHAR(10) <text:s text:c="4"/>DEFAULT 'ACTIVO' NOT NULL,<text:line-break/> <text:s text:c="3"/>FECHA_CREACION <text:s text:c="4"/>DATETIME2(0) <text:s text:c="4"/>DEFAULT GETDATE() NOT NULL,<text:line-break/> <text:s text:c="3"/>FECHA_MODIFICACION DATETIME2(0) <text:s text:c="23"/>NULL,<text:line-break/> <text:s text:c="3"/>USUARIO_CREACION <text:s text:c="2"/>NVARCHAR(100) <text:s text:c="19"/>NOT NULL,<text:line-break/><text:line-break/> <text:s text:c="3"/>CONSTRAINT PK_CRM_CLIENTES <text:s text:c="8"/>PRIMARY KEY (ID),<text:line-break/> <text:s text:c="3"/>CONSTRAINT UQ_CRM_CLIENTES_RFC_NIT UNIQUE <text:s text:c="5"/>(RFC_NIT),<text:line-break/> <text:s text:c="3"/>CONSTRAINT CK_CRM_CLIENTES_ESTADO <text:s/>CHECK <text:s text:c="6"/>(ESTADO IN ('ACTIVO','INACTIVO')),<text:line-break/> <text:s text:c="3"/>CONSTRAINT CK_CRM_CLIENTES_EMAIL <text:s text:c="2"/>CHECK <text:s text:c="6"/>(EMAIL IS NULL OR EMAIL LIKE '%_@__%.__%')<text:line-break/>);<text:line-break/>GO<text:line-break/><text:line-break/>-- 2. Índices<text:line-break/>CREATE INDEX IX_CRM_CLIENTES_RAZON_SOCIAL ON dbo.CRM_CLIENTES (RAZON_SOCIAL);<text:line-break/>CREATE INDEX IX_CRM_CLIENTES_ESTADO <text:s text:c="6"/>ON dbo.CRM_CLIENTES (ESTADO);<text:line-break/>CREATE INDEX IX_CRM_CLIENTES_INDUSTRIA <text:s text:c="3"/>ON dbo.CRM_CLIENTES (INDUSTRIA);<text:line-break/>GO<text:line-break/><text:line-break/>-- 3. Parámetro de configuración<text:line-break/>INSERT INTO BRM_CONFIG.CFG_CONFIG (CFG_CONFIG_VAR, CFG_CONFIG_VALOR, CFG_CONFIG_GRUPO)<text:line-break/>VALUES ('CLIENTES_PAGE_SIZE', '20', 'CLIENTES');<text:line-break/>GO</text:p>
      <text:p text:style-name="Horizontal_20_Line"/>
      <text:p text:style-name="Text_20_body"><text:span text:style-name="T4">Documento generado el 11/05/2026 — Módulo Clientes CRM — Sprint 2</text:span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9" meta:image-count="0" meta:object-count="0" meta:page-count="1" meta:paragraph-count="382" meta:word-count="2546" meta:character-count="20006" meta:non-whitespace-character-count="16861"/>
    <meta:generator>LibreOffice/26.2.2.2$Linux_X86_64 LibreOffice_project/620$Build-2</meta:generator>
  </office:meta>
</office:document-meta>
</file>